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2" style:master-page-name="">
      <style:paragraph-properties style:page-number="auto" fo:break-before="page"/>
    </style:style>
    <style:style style:name="P83" style:family="paragraph" style:parent-style-name="Heading_20_3" style:master-page-name="">
      <style:paragraph-properties style:page-number="auto" fo:break-before="pag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style:font-name="Bitstream Vera Sans Mono1" fo:font-weight="bold" style:font-weight-asian="bold" style:font-weight-complex="bold" loext:opacity="100%"/>
    </style:style>
    <style:style style:name="T12" style:family="text">
      <style:text-properties fo:color="#800000" fo:font-weight="bold" style:font-weight-asian="bold" style:font-weight-complex="bold" loext:opacity="100%"/>
    </style:style>
    <style:style style:name="T13" style:family="text">
      <style:text-properties fo:color="#800000" fo:font-weight="bold" fo:background-color="#ffff00" style:font-weight-asian="bold" style:font-weight-complex="bold" loext:opacity="100%"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loext:opacity="0%"/>
    </style:style>
    <style:style style:name="T20" style:family="text">
      <style:text-properties style:use-window-font-color="true" style:font-name="Courier New1" fo:font-size="10pt" style:font-name-asian="Courier New1" style:font-size-asian="10pt" style:font-name-complex="Courier New1" style:font-size-complex="10pt" loext:opacity="0%"/>
    </style:style>
    <style:style style:name="T21" style:family="text">
      <style:text-properties style:use-window-font-color="true" style:font-name="Bitstream Vera Sans" fo:font-size="8pt" fo:language="en" fo:country="US"/>
    </style:style>
    <style:style style:name="T22" style:family="text">
      <style:text-properties fo:background-color="#ffcc99" loext:char-shading-value="0"/>
    </style:style>
    <style:style style:name="T23" style:family="text">
      <style:text-properties fo:color="#000000" loext:opacity="1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aeon3odt-L-0.99.0.oxt&#13;Update file created : aeon3odt-L.update.xml&#13;&#13;07.10.2021 20:12:57&#13;&#13;__ Compilation of the extension &quot;For all users&quot; __&#13;&#13;&#13;Extension package created : aeon3odt-Ls-0.99.0.oxt&#13;Update file created : aeon3odt-Ls.update.xml&#13;&#13;07.10.2021 20:12:5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aeon3odt</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550620489775595032"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631555637532682388" text:style-name="L2">
        <text:list-item>
          <text:p text:style-name="P44">Version 2.1.2 :</text:p>
        </text:list-item>
      </text:list>
      <text:list xml:id="list2262429189386142683" text:style-name="L3">
        <text:list-item>
          <text:list>
            <text:list-item>
              <text:p text:style-name="P45">Localized help : resolved non-functional hyperlink due to API incompatibility introduced by Apache OpenOffice 4.1 (and LibreOffice 4.0).</text:p>
            </text:list-item>
          </text:list>
        </text:list-item>
      </text:list>
      <text:list xml:id="list40354928" text:continue-list="list4631555637532682388" text:style-name="L2">
        <text:list-item>
          <text:p text:style-name="P44">Version 2.1.1 :</text:p>
        </text:list-item>
      </text:list>
      <text:list xml:id="list8041443057025585439"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40357518" text:continue-list="list40354928" text:style-name="L2">
        <text:list-item>
          <text:p text:style-name="P44">Version 2.1.0 :</text:p>
        </text:list-item>
      </text:list>
      <text:list xml:id="list5523536152618188553"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40364117" text:continue-list="list40357518" text:style-name="L2">
        <text:list-item>
          <text:p text:style-name="P44">Version 2.0.0 :</text:p>
        </text:list-item>
      </text:list>
      <text:list xml:id="list1184647479294325026"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40370824" text:continue-list="list40364117" text:style-name="L2">
        <text:list-item>
          <text:p text:style-name="P44">Version 1.5.3 :</text:p>
        </text:list-item>
      </text:list>
      <text:list xml:id="list9129581531198251678"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284887539903728669"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eon3odt</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86" svg:width="0.802cm" svg:height="0.451cm" svg:x="2.3cm" svg:y="0.199cm" draw:control="control1"/><draw:control text:anchor-type="paragraph" draw:z-index="4" draw:name="Form2"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86" svg:width="0.802cm" svg:height="0.451cm" svg:x="2.304cm" svg:y="0.199cm" draw:control="control3"/><draw:control text:anchor-type="paragraph" draw:z-index="6" draw:name="Form4"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87"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86" svg:width="0.802cm" svg:height="0.451cm" svg:x="2.33cm" svg:y="0.199cm" draw:control="control6"/><draw:control text:anchor-type="paragraph" draw:z-index="11" draw:name="Form8"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86" svg:width="0.802cm" svg:height="0.451cm" svg:x="2.33cm" svg:y="0.199cm" draw:control="control8"/><draw:control text:anchor-type="paragraph" draw:z-index="13" draw:name="Form10"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86" svg:width="0.802cm" svg:height="0.451cm" svg:x="2.33cm" svg:y="0.199cm" draw:control="control11"/><draw:control text:anchor-type="paragraph" draw:z-index="18" draw:name="Form14"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88" svg:width="14.001cm" svg:height="4.001cm" svg:x="0.4cm" svg:y="0.459cm" draw:control="control16"/></text:p>
      <text:p text:style-name="Frame_20_contents"/>
     </draw:text-box>
    </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497996367411224668"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471577220363681042"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127410904395740213"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897223231913275519"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553567078699657587"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7309425192342886280"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702649353530119413"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293771796034579007"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190759076318201659" text:style-name="L17">
        <text:list-item>
          <text:p text:style-name="P59">Arg1 : <text:span text:style-name="InstructionMacro">String</text:span> : mandatory, type of control used for the button</text:p>
        </text:list-item>
      </text:list>
      <text:list xml:id="list7188185411047029212"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93526632379797545"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05117746097006020"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665368903690504792"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80089711539579705"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562065468082142271"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672880640863071903"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564815166668996096"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943953784377646578"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385730268313428012"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119231618175444305"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456295259943932304"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944661472751198074"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308350401011281348"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272355337258500043"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844978389238218895"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013047057326779737"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aeon3odt</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Aeon Timeline 3 project data import</text:p>
      <text:p text:style-name="tooltipLang"><text:bookmark-start text:name="__RefHeading__44467_325084090"/>Tooltip de<text:bookmark-end text:name="__RefHeading__44467_325084090"/></text:p>
      <text:p text:style-name="descrText">Aeon Timeline 3 Projektdaten im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ext:span text:style-name="T21">Aeon Timeline 3 project data import</text:span><text:line-break/> <text:line-break/><text:soft-page-break/>Aeon Timeline 3 project data import.<text:line-break/> <text:line-break/>Import from Aeon Timeline 3 project:<text:line-break/>- Synopses of the narrative part.<text:line-break/><text:line-break/>Adds a submenu in the "File" menu.</text:p>
      <text:p text:style-name="descrLang"><text:bookmark-start text:name="__RefHeading__78156_325084090"/>Description de<text:bookmark-end text:name="__RefHeading__78156_325084090"/></text:p>
      <text:p text:style-name="descrText">Aeon Timeline 3 Projektdaten importieren.<text:line-break/><text:line-break/>Aus einem Aeon Timeline 3 Projekt importieren:<text:line-break/>- Zusammenfassungen von Kapiteln und Szenen.<text:line-break/><text:line-break/>Fügt ein Untermenü im Menü "Datei" hinzu.<text:line-break/></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163223608505765582"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68233578135798058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63433381953842420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10602134433822253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4037368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25327592736662759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833545179789538485"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920452830368002645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8</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8</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8</dc:date>
     <text:p>internal</text:p>
     <text:p>Page2</text:p>
     <text:p/>
    </office:annotation>Paragraph styles</text:p>
      <text:p text:style-name="P28"><office:annotation>
     <dc:creator>BM</dc:creator>
     <dc:date>2008-03-13T00:00:00.68</dc:date>
     <text:p>internal</text:p>
     <text:p>Page7</text:p>
     <text:p/>
    </office:annotation>Hyperlinks</text:p>
      <text:p text:style-name="hlp_5f_paragraph"><text:span text:style-name="T14"><office:annotation>
      <dc:creator>BM</dc:creator>
      <dc:date>2008-03-13T00:00:00.68</dc:date>
      <text:p>internal</text:p>
      <text:p>Page3</text:p>
      <text:p/>
     </office:annotation></text:span><text:span text:style-name="T14">Text formatting</text:span></text:p>
      <text:p text:style-name="P28"><office:annotation>
     <dc:creator>BM</dc:creator>
     <dc:date>2008-03-26T00:00:00.68</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8</dc:date>
     <text:p>internal</text:p>
     <text:p>Page2</text:p>
     <text:p>codes</text:p>
     <text:p/>
    </office:annotation><text:span text:style-name="T14">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9</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9</dc:date>
     <text:p>external</text:p>
     <text:p>text/swriter/main0210.xhp</text:p>
     <text:p/>
    </office:annotation><text:span text:style-name="T14">Preview topic</text:span> </text:p>
      <text:p text:style-name="hlp_5f_paragraph">This hyperlink displays <text:s/><office:annotation>
     <dc:creator>BM</dc:creator>
     <dc:date>2008-03-15T00:00:00.69</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365882" text:continue-list="list868233578135798058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0359057" text:continue-list="list4037368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1</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71</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71</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40341962" text:continue-list="list4036588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eon3odt</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aeon3odt extension for LibreOffice: Import Aeon timeline 3 project data</text:p>
      <text:p text:style-name="hlp_5f_head2">Synopsis</text:p>
      <text:p text:style-name="hlp_5f_head3">Load Aeon 3 narrative chapter and scene descriptions into an OpenDocument text file.</text:p>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eon3odt</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6" meta:word-count="13255" meta:character-count="8211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aeon3odt", "0.99.0") 

  setExtensionDescription("en, de")
  setDisplayName("en", "aeon3odt - Aeon Timeline 3 project data import.")
  setDisplayName("de", "aeon3odt - Aeon Timeline 3 Projektdaten importieren.")
  setTooltip("en, de", "en") ' deprecated ! starting from 3.1,use instead setExtensionDescription
  
  setPublisherName("en", "Peter Triesberger", "https://github.com/peter88213")
  setLicense("en")

  beginUpdateInformation("direct", "direct") 
	setUpdateSource("https://raw.githubusercontent.com/peter88213/aeon3odt/main/", "https://raw.githubusercontent.com/peter88213/aeon3odt/main/dist/")
  endUpdateInformation
  
endDescription  



beginAnnexes 
  useLibrary("Python", "aeon3odt/")
endAnnexes

beginAddonUI


  beginOfficeHelp
	   beginTitles
	  	setTitle("Aeon Timeline 3 import Help", "en")
    	setTitle("Aeon Timeline 3 import Hilfe", "de")
      endTitles
      setURL("Python", "help/help.py", "show_help")
  endOfficeHelp

  beginOfficeMenuBarMerging  

    beginMergeInstruction("StartModule, Writer, Calc")
    
      setMergePoint(".uno:PickList\.uno:Save", "AddBefore", "Ignore")
      
      beginMergeItems
      
        addSeparator
        
        beginMenu

          beginTitles
	        setTitle("Aeon Timeline 3 import")
          endTitles
		  
          beginMenuItems
      
			beginCommand
		           beginTitles
			 	    setTitle("Full synopsis", "en")
		           endTitles
		           setURL("Python", "aeon3odt/cnvaeon.py", "get_scenedesc")
			endCommand
		
			beginCommand
		           beginTitles
			 	    setTitle("Brief synopsis", "en")
		           endTitles
		           setURL("Python", "aeon3odt/cnvaeon.py", "get_chapterdesc")
			endCommand
				      	
			beginCommand
		           beginTitles
			 	    setTitle("Very brief synopsis", "en")
		           endTitles
		           setURL("Python", "aeon3odt/cnvaeon.py", "get_partdesc")
			endCommand
				      	
			beginCommand
		           beginTitles
			 	    setTitle("Character sheets", "en")
		           endTitles
		           setURL("Python", "aeon3odt/cnvaeon.py", "get_chardesc")
			endCommand
		
			beginCommand
		           beginTitles
			 	    setTitle("Location sheets", "en")
		           endTitles
		           setURL("Python", "aeon3odt/cnvaeon.py", "get_locdesc")
			endCommand
			
			beginCommand
		           beginTitles
			 	    setTitle("Project report", "en")
		           endTitles
		           setURL("Python", "aeon3odt/cnvaeon.py", "get_report")
			endCommand
		
			addSeparator

			beginCommand
	            beginTitles
			 	    setTitle("Help", "en")
			        setTitle("Hilfe", "de")
	            endTitles
	            setURL("Python", "help/help.py", "show_help")
			endCommand				


          endMenuItems          
        
        endMenu        

        addSeparator
        
      endMergeItems
      
    endMergeInstruction

  endOfficeMenuBarMerging


  beginAddonMenu

    beginMenu

      beginTitles
	      setTitle("Aeon Timeline 3 import")
      endTitles

      beginMenuItems
   
		beginCommand
	           beginTitles
		 	    setTitle("Full synopsis", "en")
	           endTitles
	           setURL("Python", "aeon3odt/cnvaeon.py", "get_scenedesc")
		endCommand
	
		beginCommand
	           beginTitles
		 	    setTitle("Brief synopsis", "en")
	           endTitles
	           setURL("Python", "aeon3odt/cnvaeon.py", "get_chapterdesc")
		endCommand
			      	
		beginCommand
	           beginTitles
		 	    setTitle("Very brief synopsis", "en")
	           endTitles
	           setURL("Python", "aeon3odt/cnvaeon.py", "get_partdesc")
		endCommand
			      	
		beginCommand
	           beginTitles
		 	    setTitle("Character sheets", "en")
	           endTitles
	           setURL("Python", "aeon3odt/cnvaeon.py", "get_chardesc")
		endCommand
	
		beginCommand
	           beginTitles
		 	    setTitle("Location sheets", "en")
	           endTitles
	           setURL("Python", "aeon3odt/cnvaeon.py", "get_locdesc")
		endCommand
		
		beginCommand
	           beginTitles
		 	    setTitle("Project report", "en")
	           endTitles
	           setURL("Python", "aeon3odt/cnvaeon.py", "get_report")
		endCommand

       	addSeparator

		beginCommand
            beginTitles
		 	    setTitle("Help", "en")
		        setTitle("Hilfe", "de")
            endTitles
            setURL("Python", "help/help.py",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